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oms-title">
      <style:graphic-properties draw:fill-color="#ffffff" fo:min-height="3.257cm"/>
    </style:style>
    <style:style style:name="pr2" style:family="presentation" style:parent-style-name="oms-outline1">
      <style:graphic-properties draw:fill-color="#ffffff" fo:min-height="12.98cm"/>
    </style:style>
    <style:style style:name="pr3" style:family="presentation" style:parent-style-name="oms-notes">
      <style:graphic-properties draw:fill-color="#ffffff" fo:min-height="11.16cm"/>
    </style:style>
    <style:style style:name="pr4" style:family="presentation" style:parent-style-name="oms-title">
      <style:graphic-properties draw:fill-color="#ffffff" draw:auto-grow-height="true" fo:min-height="3.508cm"/>
    </style:style>
    <style:style style:name="pr5" style:family="presentation" style:parent-style-name="oms-outline1">
      <style:graphic-properties draw:fill-color="#ffffff" draw:auto-grow-height="true" fo:min-height="13.231cm"/>
    </style:style>
    <style:style style:name="pr6" style:family="presentation" style:parent-style-name="oms-notes">
      <style:graphic-properties draw:fill-color="#ffffff" draw:auto-grow-height="true" fo:min-height="11.411cm"/>
    </style:style>
    <style:style style:name="pr7" style:family="presentation" style:parent-style-name="oms-outline1" style:list-style-name="L5">
      <style:graphic-properties draw:fill-color="#ffffff" fo:min-height="12.98cm"/>
    </style:style>
    <style:style style:name="pr8" style:family="presentation" style:parent-style-name="oms-outline1">
      <style:graphic-properties draw:fill-color="#ffffff" draw:auto-grow-height="true" fo:min-height="3cm"/>
    </style:style>
    <style:style style:name="pr9" style:family="presentation" style:parent-style-name="oms-outline1">
      <style:graphic-properties draw:fill-color="#ffffff" draw:auto-grow-height="true" fo:min-height="3.069cm"/>
    </style:style>
    <style:style style:name="pr10" style:family="presentation" style:parent-style-name="oms-outline1" style:list-style-name="L5">
      <style:graphic-properties draw:fill-color="#ffffff" fo:min-height="12.98cm"/>
    </style:style>
    <style:style style:name="pr11" style:family="presentation" style:parent-style-name="oms-outline1">
      <style:graphic-properties draw:fill-color="#ffffff" draw:auto-grow-height="true" fo:min-height="8.412cm"/>
    </style:style>
    <style:style style:name="pr12" style:family="presentation" style:parent-style-name="oms-notes">
      <style:graphic-properties draw:fill-color="#ffffff" fo:min-height="11.161cm"/>
    </style:style>
    <style:style style:name="pr13" style:family="presentation" style:parent-style-name="oms-outline1">
      <style:graphic-properties draw:fill-color="#ffffff" fo:min-height="3.662cm"/>
    </style:style>
    <style:style style:name="pr14" style:family="presentation" style:parent-style-name="oms-outline1">
      <style:graphic-properties draw:fill-color="#ffffff" fo:min-height="5.818cm"/>
    </style:style>
    <style:style style:name="pr15" style:family="presentation" style:parent-style-name="oms-outline1">
      <style:graphic-properties draw:fill-color="#ffffff" fo:min-height="7.818cm"/>
    </style:style>
    <style:style style:name="pr16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text:enable-numbering="true" fo:text-indent="-0.8cm"/>
    </style:style>
    <style:style style:name="P4" style:family="paragraph">
      <style:paragraph-properties fo:margin-left="0cm" fo:margin-right="0cm" fo:text-indent="0cm"/>
      <style:text-properties fo:font-size="4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7" style:family="paragraph">
      <style:paragraph-properties fo:margin-left="1.2cm" fo:margin-right="0cm" text:enable-numbering="true" fo:text-indent="-0.9cm"/>
      <style:text-properties fo:font-size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paragraph-properties fo:margin-left="1.575cm" fo:margin-right="0cm" text:enable-numbering="true" fo:text-indent="0cm">
        <style:tab-stops/>
      </style:paragraph-properties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0cm" fo:margin-right="0cm" text:enable-numbering="false" fo:text-indent="0cm"/>
    </style:style>
    <style:style style:name="P20" style:family="paragraph">
      <style:paragraph-properties fo:margin-left="1.2cm" fo:margin-right="0cm" text:enable-numbering="true" fo:text-indent="-0.9cm"/>
      <style:text-properties fo:font-size="26pt"/>
    </style:style>
    <style:style style:name="P21" style:family="paragraph">
      <style:paragraph-properties fo:margin-left="2.4cm" fo:margin-right="0cm" fo:text-indent="-0.8cm"/>
      <style:text-properties fo:font-size="28pt"/>
    </style:style>
    <style:style style:name="P22" style:family="paragraph">
      <style:paragraph-properties fo:margin-left="2.4cm" fo:margin-right="0cm" text:enable-numbering="true" fo:text-indent="-0.8cm"/>
      <style:text-properties fo:font-size="28pt"/>
    </style:style>
    <style:style style:name="P23" style:family="paragraph">
      <style:paragraph-properties fo:margin-left="1.2cm" fo:margin-right="0cm" text:enable-numbering="true" fo:text-indent="-0.9cm"/>
      <style:text-properties fo:font-size="28pt"/>
    </style:style>
    <style:style style:name="P24" style:family="paragraph">
      <style:text-properties fo:font-size="28pt"/>
    </style:style>
    <style:style style:name="P25" style:family="paragraph">
      <style:paragraph-properties fo:margin-left="1.2cm" fo:margin-right="0cm" fo:text-indent="-0.9cm"/>
      <style:text-properties fo:font-size="26pt"/>
    </style:style>
    <style:style style:name="P26" style:family="paragraph">
      <style:paragraph-properties fo:margin-left="4.8cm" fo:margin-right="0cm" text:enable-numbering="false" fo:text-indent="-0.6cm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weight="normal"/>
    </style:style>
    <style:style style:name="T5" style:family="text">
      <style:text-properties fo:font-family="'Bitstream Vera Sans'" style:font-family-generic="swiss" style:font-pitch="variable"/>
    </style:style>
    <style:style style:name="T6" style:family="text">
      <style:text-properties fo:color="#800000" fo:font-family="'Bitstream Vera Sans'" style:font-family-generic="swiss" style:font-pitch="variable" fo:font-weight="bold"/>
    </style:style>
    <style:style style:name="T7" style:family="text">
      <style:text-properties fo:color="#800000" fo:font-family="'Bitstream Vera Sans'" style:font-family-generic="swiss" style:font-pitch="variable"/>
    </style:style>
    <style:style style:name="T8" style:family="text">
      <style:text-properties fo:font-size="10pt"/>
    </style:style>
    <style:style style:name="T9" style:family="text">
      <style:text-properties fo:font-weight="bold"/>
    </style:style>
    <style:style style:name="T10" style:family="text">
      <style:text-properties fo:color="#000080" fo:font-size="32pt" fo:font-weight="bold" style:font-size-asian="24pt" style:font-size-complex="24pt"/>
    </style:style>
    <style:style style:name="T11" style:family="text">
      <style:text-properties fo:color="#800000" fo:font-size="32pt" fo:font-weight="bold" style:font-size-asian="24pt" style:font-size-complex="24pt"/>
    </style:style>
    <style:style style:name="T12" style:family="text">
      <style:text-properties fo:font-size="28pt"/>
    </style:style>
    <style:style style:name="T13" style:family="text">
      <style:text-properties fo:font-size="28pt" fo:font-weight="bold"/>
    </style:style>
    <style:style style:name="T14" style:family="text">
      <style:text-properties fo:font-family="'Bitstream Vera Sans Mono'" style:font-family-generic="swiss" style:font-pitch="fixed" fo:font-size="28pt"/>
    </style:style>
    <style:style style:name="T15" style:family="text">
      <style:text-properties fo:color="#800000" fo:font-size="28pt" fo:font-weight="bold"/>
    </style:style>
    <style:style style:name="T16" style:family="text">
      <style:text-properties fo:color="#800000" fo:font-size="28pt" fo:font-style="italic" fo:font-weight="bold"/>
    </style:style>
    <style:style style:name="T17" style:family="text">
      <style:text-properties fo:color="#800000" style:text-position="sub 58%" fo:font-size="28pt" fo:font-style="italic" fo:font-weight="bold" style:font-size-asian="24pt" style:font-size-complex="24pt"/>
    </style:style>
    <style:style style:name="T18" style:family="text">
      <style:text-properties fo:font-size="28pt" fo:font-style="italic"/>
    </style:style>
    <style:style style:name="T19" style:family="text">
      <style:text-properties fo:font-size="36pt"/>
    </style:style>
    <style:style style:name="T20" style:family="text">
      <style:text-properties fo:font-size="36pt" fo:font-style="italic"/>
    </style:style>
    <style:style style:name="T21" style:family="text">
      <style:text-properties fo:font-family="'Bitstream Vera Sans Mono'" style:font-family-generic="swiss" style:font-pitch="fixed"/>
    </style:style>
    <style:style style:name="T22" style:family="text">
      <style:text-properties fo:font-family="Albany" style:font-family-generic="swiss"/>
    </style:style>
    <style:style style:name="T23" style:family="text">
      <style:text-properties fo:font-size="28pt" fo:font-style="italic" fo:font-weight="bold"/>
    </style:style>
    <style:style style:name="T24" style:family="text">
      <style:text-properties fo:font-size="26pt"/>
    </style:style>
    <style:style style:name="T25" style:family="text">
      <style:text-properties fo:font-size="26pt" fo:font-style="italic"/>
    </style:style>
    <style:style style:name="T26" style:family="text">
      <style:text-properties fo:font-size="24pt" fo:font-style="italic"/>
    </style:style>
    <style:style style:name="T27" style:family="text">
      <style:text-properties fo:font-size="24pt" fo:font-style="italic" style:text-underline-style="solid" style:text-underline-width="auto" style:text-underline-color="font-color"/>
    </style:style>
    <style:style style:name="T28" style:family="text">
      <style:text-properties fo:color="#800000" fo:font-weight="bold"/>
    </style:style>
    <style:style style:name="T29" style:family="text">
      <style:text-properties fo:color="#800000"/>
    </style:style>
    <style:style style:name="T30" style:family="text">
      <style:text-properties fo:color="#000000" fo:font-size="32pt" fo:font-weight="normal" style:font-size-asian="24pt" style:font-size-complex="24pt"/>
    </style:style>
    <style:style style:name="T31" style:family="text">
      <style:text-properties fo:font-family="OpenSymbol" style:font-style-name="Regular" style:font-pitch="variable" style:font-charset="x-symbol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2" style:family="text">
      <style:text-properties fo:font-size="26pt" fo:font-style="normal"/>
    </style:style>
    <style:style style:name="T33" style:family="text">
      <style:text-properties fo:font-size="26pt" fo:font-style="italic" fo:font-weight="normal"/>
    </style:style>
    <style:style style:name="T34" style:family="text">
      <style:text-properties fo:font-family="StarSymbol" style:font-style-name="Regular" style:font-pitch="variable" style:font-charset="x-symbol" fo:font-size="26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5" style:family="text">
      <style:text-properties fo:font-family="Albany" style:font-family-generic="swiss" fo:font-size="26pt" fo:font-style="italic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6" style:family="text">
      <style:text-properties fo:font-family="Albany" style:font-family-generic="swiss" fo:font-size="26pt" fo:font-style="italic"/>
    </style:style>
    <style:style style:name="T37" style:family="text">
      <style:text-properties fo:font-size="26pt" fo:font-style="italic" fo:font-weight="bold"/>
    </style:style>
    <style:style style:name="T38" style:family="text">
      <style:text-properties fo:font-family="Albany" style:font-family-generic="swiss" fo:font-size="26pt" fo:font-style="normal"/>
    </style:style>
    <style:style style:name="T39" style:family="text">
      <style:text-properties fo:font-family="Albany" style:font-family-generic="swiss" fo:font-size="26pt" fo:font-style="italic" fo:font-weight="normal"/>
    </style:style>
    <style:style style:name="T40" style:family="text">
      <style:text-properties fo:font-family="'Bitstream Vera Sans Mono'" style:font-family-generic="swiss" style:font-pitch="fixed" fo:font-size="28pt"/>
    </style:style>
    <style:style style:name="T41" style:family="text">
      <style:text-properties fo:font-family="Albany" style:font-family-generic="swiss" fo:font-size="28pt"/>
    </style:style>
    <style:style style:name="T42" style:family="text">
      <style:text-properties fo:font-family="Albany" style:font-family-generic="swiss" fo:font-size="28pt" fo:font-style="italic"/>
    </style:style>
    <style:style style:name="T43" style:family="text">
      <style:text-properties fo:font-family="Albany" style:font-family-generic="swiss" fo:font-size="26pt"/>
    </style:style>
    <style:style style:name="T44" style:family="text">
      <style:text-properties fo:font-family="Albany" style:font-family-generic="swiss" fo:font-size="26pt" fo:font-style="normal"/>
    </style:style>
    <style:style style:name="T45" style:family="text">
      <style:text-properties fo:font-family="Albany" style:font-family-generic="swiss" fo:font-size="26pt" fo:font-style="italic"/>
    </style:style>
    <style:style style:name="T46" style:family="text">
      <style:text-properties style:text-position="sub 58%" fo:font-family="Albany" style:font-family-generic="swiss" fo:font-size="26pt" fo:font-style="italic"/>
    </style:style>
    <style:style style:name="T47" style:family="text">
      <style:text-properties style:text-position="sub 58%" fo:font-size="28pt" fo:font-style="italic" fo:font-weight="normal"/>
    </style:style>
    <style:style style:name="T48" style:family="text">
      <style:text-properties fo:font-family="StarSymbol" style:font-style-name="Regular" style:font-pitch="variable" style:font-charset="x-symbol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49" style:family="text">
      <style:text-properties fo:font-size="28pt" fo:font-style="normal"/>
    </style:style>
    <style:style style:name="T50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51" style:family="text">
      <style:text-properties style:text-position="super 58%"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52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53" style:family="text">
      <style:text-properties fo:font-size="32pt"/>
    </style:style>
    <style:style style:name="T54" style:family="text">
      <style:text-properties fo:font-family="'Bitstream Vera Sans Mono'" style:font-family-generic="swiss" style:font-pitch="fixed" fo:font-size="32pt"/>
    </style:style>
    <style:style style:name="T55" style:family="text">
      <style:text-properties fo:color="#800000" fo:font-family="'Bitstream Vera Sans Mono'" style:font-family-generic="swiss" style:font-pitch="fixed" fo:font-size="22pt" fo:font-weight="bold"/>
    </style:style>
    <style:style style:name="T56" style:family="text">
      <style:text-properties fo:font-family="'Bitstream Vera Sans Mono'" style:font-family-generic="swiss" style:font-pitch="fixed" fo:font-size="24pt" fo:font-weight="bold"/>
    </style:style>
    <style:style style:name="T57" style:family="text">
      <style:text-properties fo:font-family="'Bitstream Vera Sans Mono'" style:font-family-generic="swiss" style:font-pitch="fixed" fo:font-size="22pt" fo:font-weight="bold"/>
    </style:style>
    <style:style style:name="T58" style:family="text">
      <style:text-properties fo:font-family="'Bitstream Vera Sans Mono'" style:font-family-generic="swiss" style:font-pitch="fixed"/>
    </style:style>
    <style:style style:name="T59" style:family="text">
      <style:text-properties fo:font-style="italic"/>
    </style:style>
    <style:style style:name="T60" style:family="text">
      <style:text-properties fo:font-style="normal"/>
    </style:style>
    <style:style style:name="T61" style:family="text">
      <style:text-properties fo:font-family="StarSymbol" style:font-style-name="Regular" style:font-pitch="variable" style:font-charset="x-symbol" fo:font-size="32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62" style:family="text">
      <style:text-properties style:text-position="super 58%" fo:font-size="32pt"/>
    </style:style>
    <style:style style:name="T63" style:family="text">
      <style:text-properties style:text-underline-style="solid" style:text-underline-width="auto" style:text-underline-color="font-color" fo:font-weight="bold"/>
    </style:style>
    <style:style style:name="T64" style:family="text">
      <style:text-properties fo:font-weight="normal"/>
    </style:style>
    <style:style style:name="T65" style:family="text">
      <style:text-properties fo:font-family="'Bitstream Vera Sans Mono'" style:font-family-generic="swiss" style:font-pitch="fixed" fo:font-size="28pt" fo:font-weight="bold"/>
    </style:style>
    <style:style style:name="T66" style:family="text">
      <style:text-properties fo:font-size="28pt" fo:font-weight="normal"/>
    </style:style>
    <style:style style:name="T67" style:family="text">
      <style:text-properties fo:font-size="28pt" fo:font-style="italic" fo:font-weight="normal"/>
    </style:style>
    <style:style style:name="T68" style:family="text">
      <style:text-properties fo:color="#800000" fo:font-family="'Bitstream Vera Sans Mono'" style:font-family-generic="swiss" style:font-pitch="fixed" fo:font-size="28pt" fo:font-weight="bold"/>
    </style:style>
    <style:style style:name="T69" style:family="text">
      <style:text-properties fo:color="#000000" fo:font-size="32pt"/>
    </style:style>
    <style:style style:name="T70" style:family="text">
      <style:text-properties fo:font-family="'Bitstream Vera Sans Mono'" style:font-family-generic="swiss" style:font-pitch="fixed" fo:font-weight="normal"/>
    </style:style>
    <style:style style:name="T71" style:family="text">
      <style:text-properties fo:font-family="Albany" style:font-family-generic="swiss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575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oms" presentation:presentation-page-layout-name="AL1T1" presentation:use-footer-name="ftr1">
        <draw:frame presentation:style-name="pr1" draw:layer="layout" svg:width="23.912cm" svg:height="3.257cm" svg:x="2.058cm" svg:y="1.668cm" presentation:class="title">
          <draw:text-box>
            <text:p text:style-name="P1">Some Announcements</text:p>
          </draw:text-box>
        </draw:frame>
        <draw:frame presentation:style-name="pr2" draw:layer="layout" svg:width="23.912cm" svg:height="12.98cm" svg:x="2.058cm" svg:y="5.838cm" presentation:class="outline">
          <draw:text-box>
            <text:list text:style-name="L2">
              <text:list-item>
                <text:p text:style-name="P2"><text:span text:style-name="T1">Wednesday bridge and Friday football is on, just like the previous week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hink about it, we'll do a head count later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Previous days' exercise solutions now linked on the wiki.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oms" presentation:presentation-page-layout-name="AL1T1" presentation:use-footer-name="ftr1">
        <draw:frame presentation:style-name="pr4" draw:text-style-name="P4" draw:layer="layout" svg:width="23.912cm" svg:height="3.508cm" svg:x="2.058cm" svg:y="1.542cm" presentation:class="title" presentation:user-transformed="true">
          <draw:text-box>
            <text:p text:style-name="P1"><text:span text:style-name="T2">ME3: Calibration &amp; Correction</text:span></text:p>
          </draw:text-box>
        </draw:frame>
        <draw:frame presentation:style-name="pr5" draw:text-style-name="P6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5"><text:span text:style-name="T3">Objectives:</text:span></text:p>
              </text:list-item>
            </text:list>
            <text:list text:style-name="L2">
              <text:list-item>
                <text:p text:style-name="P2"><text:span text:style-name="T4">Figuring out what calibration is!</text:span></text:p>
              </text:list-item>
            </text:list>
            <text:list text:style-name="L2">
              <text:list-item>
                <text:p text:style-name="P2"><text:span text:style-name="T4">Framing the calibration problem in Measurement Equation terms.</text:span></text:p>
              </text:list-item>
            </text:list>
            <text:list text:style-name="L2">
              <text:list-item>
                <text:p text:style-name="P2"><text:span text:style-name="T5">Implementing some calibration trees.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</text:list>
            <text:list text:style-name="L3">
              <text:list-item>
                <text:p text:style-name="P5"><text:span text:style-name="T6">svn up Workshop2007</text:span><text:span text:style-name="T7"> <text:s text:c="6"/>pleas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2" draw:text-style-name="P7" draw:layer="layout" svg:width="25.442cm" svg:height="13.564cm" svg:x="2.058cm" svg:y="5.838cm" presentation:class="outline" presentation:user-transformed="true">
          <draw:text-box>
            <text:list text:style-name="L2">
              <text:list-item>
                <text:p text:style-name="P2"><text:span text:style-name="T8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2"><text:span text:style-name="T8">www.ndt-ed.org/GeneralResources/Glossary/letter/c.htm</text:span></text:p>
              </text:list-item>
            </text:list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2"><text:span text:style-name="T8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2"><text:span text:style-name="T8">www.omega.com/literature/transactions/volume1/glossary.html</text:span></text:p>
              </text:list-item>
            </text:list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2"><text:span text:style-name="T8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2"><text:span text:style-name="T8">www.geog.leeds.ac.uk/staff/m.blake/magis/glossary/esriglos.htm</text:span></text:p>
              </text:list-item>
            </text:list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2"><text:span text:style-name="T8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2"><text:span text:style-name="T8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2"><text:span text:style-name="T8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2"><text:span text:style-name="T8">www.inkcartridgesworld.com/_glossary.html</text:span></text:p>
              </text:list-item>
            </text:list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2"><text:span text:style-name="T8"># The process of establishing a set of values for correct operation.</text:span></text:p>
              </text:list-item>
            </text:list>
            <text:list text:style-name="L2">
              <text:list-item>
                <text:p text:style-name="P2"><text:span text:style-name="T8">www.blazepoint.co.uk/faq_label_printers_glossary.html</text:span></text:p>
              </text:list-item>
            </text:list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2"><text:span text:style-name="T8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2"><text:span text:style-name="T8">www.nzelectricity.co.nz/H9glossary.htm</text:span></text:p>
              </text:list-item>
            </text:list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2"><text:span text:style-name="T8"># process of comparing an instrument's accuracy to known standards</text:span></text:p>
              </text:list-item>
            </text:list>
            <text:list text:style-name="L2">
              <text:list-item>
                <text:p text:style-name="P2"><text:span text:style-name="T8">www.tsgc.utexas.edu/stars/glossary1.html</text:span></text:p>
              </text:list-item>
            </text:list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2"><text:span text:style-name="T8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2"><text:span text:style-name="T8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8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8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cm" svg:height="5cm" svg:x="4cm" svg:y="10cm">
          <text:p text:style-name="P9"><text:span text:style-name="T9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2" draw:text-style-name="P12" draw:layer="layout" svg:width="23.912cm" svg:height="12.98cm" svg:x="2.058cm" svg:y="5.838cm" presentation:class="outline">
          <draw:text-box>
            <text:list text:style-name="L2">
              <text:list-item>
                <text:p text:style-name="P12">Determining the properties of the sky and the instrument with sufficient accuracy.</text:p>
              </text:list-item>
            </text:list>
            <text:list text:style-name="L2">
              <text:list-item>
                <text:p text:style-name="P12">“Taking out” (as much as possible) instrumental corruptions.</text:p>
              </text:list-item>
            </text:list>
            <text:list text:style-name="L2">
              <text:list-item>
                <text:p text:style-name="P12">Subtracting known sources</text:p>
              </text:list-item>
            </text:list>
            <text:list text:style-name="L2">
              <text:list-item>
                <text:p text:style-name="P12">...to find the noise (or at least to achieve our scientific objectives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Or In Broad Terms...</text:p>
          </draw:text-box>
        </draw:frame>
        <draw:frame presentation:style-name="pr7" draw:text-style-name="P2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2"><text:s/>Predict corrupted visibilities</text:p>
              </text:list-item>
            </text:list>
            <text:list text:style-name="L6">
              <text:list-item>
                <text:list>
                  <text:list-item>
                    <text:p text:style-name="P3">we covered this last week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Fit to observed visibilities</text:p>
              </text:list-item>
            </text:list>
            <text:list text:style-name="L6">
              <text:list-item>
                <text:list>
                  <text:list-item>
                    <text:p text:style-name="P3">solving for parameters of the sky and/or the instrumen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(Optional: subtract bright sources)</text:p>
              </text:list-item>
            </text:list>
            <text:list text:style-name="L5" text:continue-numbering="true">
              <text:list-item>
                <text:p text:style-name="P2"><text:span text:style-name="T10"><text:s/></text:span><text:span text:style-name="T11">Correct</text:span></text:p>
              </text:list-item>
            </text:list>
            <text:list text:style-name="L5" text:continue-numbering="true">
              <text:list-item>
                <text:p text:style-name="P2"><text:s/>Rinse &amp; repeat</text:p>
              </text:list-item>
            </text:list>
            <text:list text:style-name="L6">
              <text:list-item>
                <text:list>
                  <text:list-item>
                    <text:p text:style-name="P3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pplying Corrections<text:line-break/>With MeqTrees</text:p>
          </draw:text-box>
        </draw:frame>
        <draw:frame presentation:style-name="pr2" draw:text-style-name="P1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12">The </text:span><text:span text:style-name="T13">Meq.MatrixInvert22</text:span><text:span text:style-name="T12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2">A </text:span><text:span text:style-name="T13">Meq.Spigot</text:span><text:span text:style-name="T12"> reads data from the MS.</text:span></text:p>
              </text:list-item>
            </text:list>
            <text:list text:style-name="L2">
              <text:list-item>
                <text:p text:style-name="P12"><text:span text:style-name="T12">See </text:span><text:span text:style-name="T14">ME3/demo1-correct-gains.py</text:span><text:span text:style-name="T12">.</text:span></text:p>
              </text:list-item>
            </text:list>
            <text:list text:style-name="L2">
              <text:list-item>
                <text:p text:style-name="P2"><text:span text:style-name="T12">Re-run ME1 exercise 1 to simulate an MS with instrumental polarization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2"><text:s/></text:span><text:span text:style-name="T12"><text:tab/></text:span><text:span text:style-name="T15">(but fix </text:span><text:span text:style-name="T16">a</text:span><text:span text:style-name="T17">p</text:span><text:span text:style-name="T15">=</text:span><text:span text:style-name="T16">p</text:span><text:span text:style-name="T15">*1e-1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2"><text:span text:style-name="T12">Run </text:span><text:span text:style-name="T14">ME3/demo1</text:span><text:span text:style-name="T12"> on this MS, write to the CORRECTED_DATA column, make an </text:span><text:span text:style-name="T18">IQUV</text:span><text:span text:style-name="T12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2" draw:text-style-name="P15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12">Re-run ME1 exercise 2 to produce an MS with instrumental polarization and alt-az mounts</text:span><text:span text:style-name="T12"><text:line-break/></text:span><text:span text:style-name="T12"> </text:span><text:span text:style-name="T12"><text:tab/></text:span><text:span text:style-name="T15">(fix </text:span><text:span text:style-name="T16">a</text:span><text:span text:style-name="T17">p</text:span><text:span text:style-name="T15">=</text:span><text:span text:style-name="T16">p</text:span><text:span text:style-name="T15">*1e-10)</text:span></text:p>
              </text:list-item>
            </text:list>
            <text:list text:style-name="L2">
              <text:list-item>
                <text:p text:style-name="P12"><text:span text:style-name="T12">Make an per-channel IQUV map of the DATA column</text:span></text:p>
              </text:list-item>
            </text:list>
            <text:list text:style-name="L2">
              <text:list-item>
                <text:p text:style-name="P12"><text:span text:style-name="T12">Modify </text:span><text:span text:style-name="T14">ME3/demo1</text:span><text:span text:style-name="T12"> to correct for P.A. as well</text:span></text:p>
              </text:list-item>
            </text:list>
            <text:list text:style-name="L2">
              <text:list-item>
                <text:p text:style-name="P12"><text:span text:style-name="T12">Write corrections to CORRECTED_DATA</text:span></text:p>
              </text:list-item>
            </text:list>
            <text:list text:style-name="L2">
              <text:list-item>
                <text:p text:style-name="P12"><text:span text:style-name="T12">Make an </text:span><text:span text:style-name="T18">IQUV</text:span><text:span text:style-name="T12"> channel map of the CORRECTED_DATA column</text:span></text:p>
              </text:list-item>
            </text:list>
            <text:list text:style-name="L2">
              <text:list-item>
                <text:p text:style-name="P12"><text:span text:style-name="T12">Did you get the original, uncorrupted point source back? (</text:span><text:span text:style-name="T18">I</text:span><text:span text:style-name="T12">=1 Jy, </text:span><text:span text:style-name="T18">Q</text:span><text:span text:style-name="T12">=.2 Jy, </text:span><text:span text:style-name="T18">U=V=</text:span><text:span text:style-name="T12">0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4" draw:text-style-name="P16" draw:layer="layout" svg:width="23.912cm" svg:height="3.508cm" svg:x="2.058cm" svg:y="1.543cm" presentation:class="title" presentation:user-transformed="true">
          <draw:text-box>
            <text:p text:style-name="P1"><text:span text:style-name="T19">So, Is There Always Such A Beast As “Corrected” </text:span><text:span text:style-name="T20">uv-</text:span><text:span text:style-name="T19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2" draw:text-style-name="P12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12">Take our old <text:span text:style-name="T21">ME2/demo-30-190.M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2"><text:s/></text:span><text:span text:style-name="T22">re-run ME2/example6-iono.py to corrupt for ionosphe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22"><text:s/></text:span><text:span text:style-name="T22">make an image to verify corruptions</text:span></text:p>
                  </text:list-item>
                </text:list>
              </text:list-item>
            </text:list>
            <text:list text:style-name="L2">
              <text:list-item>
                <text:p text:style-name="P12">Make a script to take the ionosphere back out, write results to the CORRECTED_DATA column.</text:p>
              </text:list-item>
            </text:list>
            <text:list text:style-name="L2">
              <text:list-item>
                <text:p text:style-name="P12">Make a per-channel map, then a movi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8" draw:text-style-name="P15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12"><text:span text:style-name="T12">In general, </text:span><text:span text:style-name="T13">NO!</text:span></text:p>
              </text:list-item>
            </text:list>
            <text:list text:style-name="L2">
              <text:list-item>
                <text:p text:style-name="P12"><text:span text:style-name="T18">uv</text:span><text:span text:style-name="T12">-plane effects (the </text:span><text:span text:style-name="T23">G</text:span><text:span text:style-name="T12">s) can be taken out.</text:span></text:p>
              </text:list-item>
            </text:list>
            <text:list text:style-name="L2">
              <text:list-item>
                <text:p text:style-name="P12"><text:span text:style-name="T12">Image-plane effects correspond to convolution in the </text:span><text:span text:style-name="T18">uv</text:span><text:span text:style-name="T12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text-style-name="P15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24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4">...and with each baseline's </text:span><text:span text:style-name="T25">uv</text:span><text:span text:style-name="T24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4"/></text:p>
                  </text:list-item>
                </text:list>
              </text:list-item>
            </text:list>
            <text:list text:style-name="L8">
              <text:list-item>
                <text:p text:style-name="P19"><text:span text:style-name="T26">(Note: Bhatnagar et al. (EVLA Memo 100) suggest a method for </text:span><text:span text:style-name="T27">approximate</text:span><text:span text:style-name="T26"> correction during the imaging step. We'll return to this later.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15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12"><text:span text:style-name="T12">In general, </text:span><text:span text:style-name="T18">uv-</text:span><text:span text:style-name="T12">data can only be “corrected” for a single point on the sky.</text:span></text:p>
              </text:list-item>
            </text:list>
            <text:list text:style-name="L2">
              <text:list-item>
                <text:p text:style-name="P12"><text:span text:style-name="T12">This is the motivation for facet imaging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Calibration, Revisited</text:p>
          </draw:text-box>
        </draw:frame>
        <draw:frame presentation:style-name="pr10" draw:text-style-name="P2" draw:layer="layout" svg:width="23.912cm" svg:height="12.98cm" svg:x="2.058cm" svg:y="5.838cm" presentation:class="outline" presentation:user-transformed="true">
          <draw:text-box>
            <text:list text:style-name="L5" text:continue-numbering="true">
              <text:list-item>
                <text:p text:style-name="P2"><text:s/>Predict corrupted visibilities</text:p>
              </text:list-item>
            </text:list>
            <text:list text:style-name="L6">
              <text:list-item>
                <text:list>
                  <text:list-item>
                    <text:p text:style-name="P3">we know this, this is simulatio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pan text:style-name="T28"><text:s/></text:span><text:span text:style-name="T28">Fit to observed visibilities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29">solving for parameters of sky and/or instrument</text:span>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(Optional: subtract bright sources)</text:p>
              </text:list-item>
            </text:list>
            <text:list text:style-name="L5" text:continue-numbering="true">
              <text:list-item>
                <text:p text:style-name="P2"><text:span text:style-name="T30"><text:s/></text:span><text:span text:style-name="T30">Correct</text:span></text:p>
              </text:list-item>
            </text:list>
            <text:list text:style-name="L5" text:continue-numbering="true">
              <text:list-item>
                <text:p text:style-name="P2"><text:s/>Rinse &amp; repeat</text:p>
              </text:list-item>
            </text:list>
            <text:list text:style-name="L6">
              <text:list-item>
                <text:list>
                  <text:list-item>
                    <text:p text:style-name="P3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5cm" presentation:class="title" presentation:user-transformed="true">
          <draw:text-box>
            <text:p text:style-name="P1">A General Approach<text:line-break/>To Fitting &amp; Solving</text:p>
          </draw:text-box>
        </draw:frame>
        <draw:frame presentation:style-name="pr11" draw:text-style-name="P20" draw:layer="layout" svg:width="25.909cm" svg:height="8.412cm" svg:x="1.545cm" svg:y="5.588cm" presentation:class="outline" presentation:user-transformed="true">
          <draw:text-box>
            <text:list text:style-name="L2">
              <text:list-item>
                <text:p text:style-name="P2"><text:span text:style-name="T24">A tree evaluating any </text:span><text:span text:style-name="T25">m(t,</text:span><text:span text:style-name="T31"></text:span><text:span text:style-name="T25">) </text:span><text:span text:style-name="T32">also depends on values of parameters up in the tree. We write this as:</text:span><text:span text:style-name="T32"><text:line-break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m</text:span><text:span text:style-name="T25">(t,</text:span><text:span text:style-name="T34"></text:span><text:span text:style-name="T35">;a,b,...</text:span><text:span text:style-name="T36">)</text:span></text:p>
              </text:list-item>
            </text:list>
            <text:list text:style-name="L2">
              <text:list-item>
                <text:p text:style-name="P2"><text:span text:style-name="T24">Imagine a “magic” constant node </text:span><text:span text:style-name="T37">a</text:span><text:span text:style-name="T32"> that returns not one, but two values: </text:span><text:span text:style-name="T25">a</text:span><text:span text:style-name="T32"> and </text:span><text:span text:style-name="T25">a+</text:span><text:span text:style-name="T31"></text:span><text:span text:style-name="T25">a</text:span><text:span text:style-name="T32">.</text:span></text:p>
              </text:list-item>
            </text:list>
            <text:list text:style-name="L2">
              <text:list-item>
                <text:p text:style-name="P2"><text:span text:style-name="T32">Its parent, </text:span><text:span text:style-name="T25">f</text:span><text:span text:style-name="T32">, then returns </text:span><text:span text:style-name="T25">f(a)</text:span><text:span text:style-name="T32"> and </text:span><text:span text:style-name="T25">f(a+</text:span><text:span text:style-name="T34"></text:span><text:span text:style-name="T25">a)...</text:span></text:p>
              </text:list-item>
            </text:list>
            <text:list text:style-name="L2">
              <text:list-item>
                <text:p text:style-name="P2"><text:span text:style-name="T32">...and at the bottom we get </text:span><text:span text:style-name="T33">m</text:span><text:span text:style-name="T25">(t,</text:span><text:span text:style-name="T34"></text:span><text:span text:style-name="T35">;a</text:span><text:span text:style-name="T36">)</text:span><text:span text:style-name="T38"> and </text:span><text:span text:style-name="T39">m</text:span><text:span text:style-name="T36">(t,</text:span><text:span text:style-name="T34"></text:span><text:span text:style-name="T35">;a+</text:span><text:span text:style-name="T34"></text:span><text:span text:style-name="T35">a</text:span><text:span text:style-name="T36">)</text:span></text:p>
              </text:list-item>
            </text:list>
          </draw:text-box>
        </draw:frame>
        <draw:frame draw:style-name="gr4" draw:layer="layout" svg:width="19.79cm" svg:height="8.326cm" svg:x="4.21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12" draw:text-style-name="P1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Maaijke's Turn</text:p>
          </draw:text-box>
        </draw:frame>
        <draw:frame presentation:style-name="pr2" draw:text-style-name="P12" draw:layer="layout" svg:width="23.912cm" svg:height="12.98cm" svg:x="2.058cm" svg:y="5.838cm" presentation:class="outline">
          <draw:text-box>
            <text:list text:style-name="L2">
              <text:list-item>
                <text:p text:style-name="P12">cd Workshop2007/Solver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1" draw:layer="layout" svg:width="23.912cm" svg:height="3.625cm" svg:x="2.058cm" svg:y="1.484cm" presentation:class="title" presentation:user-transformed="true">
          <draw:text-box>
            <text:p text:style-name="P1">Exercise 3:<text:line-break/>Fitting The Ionosphere</text:p>
          </draw:text-box>
        </draw:frame>
        <draw:frame presentation:style-name="pr2" draw:text-style-name="P24" draw:layer="layout" svg:width="23.912cm" svg:height="13.579cm" svg:x="2.058cm" svg:y="5.838cm" presentation:class="outline" presentation:user-transformed="true">
          <draw:text-box>
            <text:list text:style-name="L2">
              <text:list-item>
                <text:p text:style-name="P15"><text:span text:style-name="T12">Start with </text:span><text:span text:style-name="T40">Intro1/example7-iono4.py</text:span></text:p>
              </text:list-item>
            </text:list>
            <text:list text:style-name="L2">
              <text:list-item>
                <text:p text:style-name="P15"><text:span text:style-name="T41">Take the tec3 node, which returns TEC as a function of </text:span><text:span text:style-name="T42">x,y,t</text:span></text:p>
              </text:list-item>
            </text:list>
            <text:list text:style-name="L2">
              <text:list-item>
                <text:p text:style-name="P15"><text:span text:style-name="T41">Make a solver tree: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3">TEC(t;xy) on one s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3">MIM(t;xy) on other sid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4">each </text:span><text:span text:style-name="T45">c</text:span><text:span text:style-name="T46">kl</text:span><text:span text:style-name="T45">(t)</text:span><text:span text:style-name="T43"> should be a polc in time, you solve for its coeffic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43">polynomial order (in time and </text:span><text:span text:style-name="T45">xy</text:span><text:span text:style-name="T43">) should be a compile-time option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41">Play with various polynomials to see how well we can fit the TEC.</text:span></text:p>
              </text:list-item>
            </text:list>
          </draw:text-box>
        </draw:frame>
        <draw:frame draw:style-name="gr4" draw:layer="layout" svg:width="10.51cm" svg:height="2.076cm" svg:x="16cm" svg:y="10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>
          <draw:text-box>
            <text:p text:style-name="P1">Calibration Of An MS</text:p>
          </draw:text-box>
        </draw:frame>
        <draw:frame presentation:style-name="pr5" draw:text-style-name="P23" draw:layer="layout" svg:width="25.685cm" svg:height="13.28cm" svg:x="1.315cm" svg:y="5.72cm" presentation:class="outline" presentation:user-transformed="true">
          <draw:text-box>
            <text:list text:style-name="L2">
              <text:list-item>
                <text:p text:style-name="P12"><text:span text:style-name="T12">A model tree computes corrupted visibilities </text:span><text:span text:style-name="T23">X</text:span><text:span text:style-name="T47">pq</text:span><text:span text:style-name="T18">(t,</text:span><text:span text:style-name="T48"></text:span><text:span text:style-name="T18">)</text:span></text:p>
              </text:list-item>
            </text:list>
            <text:list text:style-name="L2">
              <text:list-item>
                <text:p text:style-name="P12"><text:span text:style-name="T49">Spigots return observed data </text:span><text:span text:style-name="T23">V</text:span><text:span text:style-name="T47">pq</text:span><text:span text:style-name="T18">(t,</text:span><text:span text:style-name="T48"></text:span><text:span text:style-name="T18">)</text:span></text:p>
              </text:list-item>
            </text:list>
            <text:list text:style-name="L2">
              <text:list-item>
                <text:p text:style-name="P12"><text:span text:style-name="T49">We can take the difference and form up a </text:span><text:span text:style-name="T50"></text:span><text:span text:style-name="T51">2</text:span><text:span text:style-name="T52"> sum...</text:span></text:p>
              </text:list-item>
            </text:list>
            <text:list text:style-name="L2">
              <text:list-item>
                <text:p text:style-name="P12"><text:span text:style-name="T52">...and try to minimize it w.r.t. the solvable parameters.</text:span></text:p>
              </text:list-item>
            </text:list>
            <text:list text:style-name="L2">
              <text:list-item>
                <text:p text:style-name="P12"><text:span text:style-name="T52">Which is the same as fitting the model to the data, in a least-squares sense.</text:span></text:p>
              </text:list-item>
            </text:list>
            <text:list text:style-name="L2">
              <text:list-item>
                <text:p text:style-name="P12"><text:span text:style-name="T52">We can thus solve for any (reasonable) subset of parameters of a measurement equa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12" draw:text-style-name="P1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 Real-Life Example: 3C343</text:p>
          </draw:text-box>
        </draw:frame>
        <draw:frame presentation:style-name="pr2" draw:text-style-name="P15" draw:layer="layout" svg:width="25.442cm" svg:height="13.658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53">Field is dominated by two bright source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53">3C343.1 (~6 Jy) at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3">3C343 (~1.8 Jy) off-center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53">Significant polarization</text:span></text:p>
              </text:list-item>
            </text:list>
            <text:list text:style-name="L2">
              <text:list-item>
                <text:p text:style-name="P12"><text:span text:style-name="T53">12-hour WSRT observation, 03/08/2000</text:span></text:p>
              </text:list-item>
            </text:list>
            <text:list text:style-name="L2">
              <text:list-item>
                <text:p text:style-name="P12"><text:span text:style-name="T53">64 channels ~ 1.2 Ghz (we use 26)</text:span></text:p>
              </text:list-item>
            </text:list>
            <text:list text:style-name="L2">
              <text:list-item>
                <text:p text:style-name="P12"><text:span text:style-name="T54">3C343.MS</text:span><text:span text:style-name="T53"> pre-processed by Michiel Brentjens</text:span></text:p>
              </text:list-item>
            </text:list>
            <text:list text:style-name="L2">
              <text:list-item>
                <text:p text:style-name="P12"><text:span text:style-name="T53">Pristine copy:</text:span><text:span text:style-name="T53"><text:line-break/></text:span><text:span text:style-name="T55">cp -a (/net/birch)/data/oms/Workshop2007/3C343.MS .</text:span><text:span text:style-name="T56"><text:line-break/></text:span><text:span text:style-name="T57">(</text:span><text:span text:style-name="T55">/apps/Timba/data</text:span><text:span text:style-name="T57"> on jop0x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1" draw:layer="layout" svg:width="23.912cm" svg:height="3.257cm" svg:x="2.058cm" svg:y="1.668cm" presentation:class="title">
          <draw:text-box>
            <text:p text:style-name="P1">Viewing MSs</text:p>
          </draw:text-box>
        </draw:frame>
        <draw:frame presentation:style-name="pr2" draw:layer="layout" svg:width="23.912cm" svg:height="12.98cm" svg:x="2.058cm" svg:y="5.838cm" presentation:class="outline">
          <draw:text-box>
            <text:list text:style-name="L2">
              <text:list-item>
                <text:p text:style-name="P12">See <text:span text:style-name="T58">ME3/demo2-view343.py</text:span></text:p>
              </text:list-item>
            </text:list>
            <text:list text:style-name="L2">
              <text:list-item>
                <text:p text:style-name="P12">This is just like our old spigot-sink script from Intro2, but rewritten with Meow</text:p>
              </text:list-item>
            </text:list>
            <text:list text:style-name="L2">
              <text:list-item>
                <text:p text:style-name="P12">The simplest/quickest kind of MS inspector you can make with MeqTrees, you can use it for any MS...</text:p>
              </text:list-item>
            </text:list>
            <text:list text:style-name="L2">
              <text:list-item>
                <text:p text:style-name="P12">Load the inspect_spigots bookmark and run the tree.</text:p>
              </text:list-item>
            </text:list>
            <text:list text:style-name="L2">
              <text:list-item>
                <text:p text:style-name="P12">Make an image of the DATA colum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tep 1: Solving For<text:line-break/> Source Fluxes</text:p>
          </draw:text-box>
        </draw:frame>
        <draw:frame presentation:style-name="pr2" draw:text-style-name="P1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2">See <text:span text:style-name="T21">ME3/demo4-cal343.py</text:span><text:span text:style-name="T22">, build the tree but do not run it yet</text:span></text:p>
              </text:list-item>
            </text:list>
            <text:list text:style-name="L2">
              <text:list-item>
                <text:p text:style-name="P12">This uses Meow to construct a model with two point sources</text:p>
              </text:list-item>
            </text:list>
            <text:list text:style-name="L2">
              <text:list-item>
                <text:p text:style-name="P12">Simultaneous solution for two sources</text:p>
              </text:list-item>
            </text:list>
            <text:list text:style-name="L2">
              <text:list-item>
                <text:list>
                  <text:list-item>
                    <text:p text:style-name="P13">note how this is different from peeling</text:p>
                  </text:list-item>
                </text:list>
              </text:list-item>
            </text:list>
            <text:list text:style-name="L2">
              <text:list-item>
                <text:p text:style-name="P12">I and Q fluxes are <text:span text:style-name="T9">Meq.Parm</text:span>s: i.e. potentially solvable parameters</text:p>
              </text:list-item>
            </text:list>
            <text:list text:style-name="L2">
              <text:list-item>
                <text:list>
                  <text:list-item>
                    <text:p text:style-name="P13">polynomial in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<text:s/>Polynomial Fluxes?</text:p>
          </draw:text-box>
        </draw:frame>
        <draw:frame presentation:style-name="pr2" draw:text-style-name="P12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2">I and Q fluxes are set up with a <text:span text:style-name="T59">shape, </text:span><text:span text:style-name="T60">to make them polynomials of frequency</text:span></text:p>
              </text:list-item>
            </text:list>
            <text:list text:style-name="L2">
              <text:list-item>
                <text:p text:style-name="P12">This accounts for spectral indices, and also beams and instrumental polarization</text:p>
              </text:list-item>
            </text:list>
          </draw:text-box>
        </draw:frame>
        <draw:frame draw:style-name="gr4" draw:layer="layout" svg:width="20.649cm" svg:height="6.319cm" svg:x="3.5cm" svg:y="12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CondEqs and Solvers</text:p>
          </draw:text-box>
        </draw:frame>
        <draw:frame presentation:style-name="pr2" draw:text-style-name="P1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9">Meq.CondEq</text:span>s form up the difference between two branches</text:p>
              </text:list-item>
            </text:list>
            <text:list text:style-name="L2">
              <text:list-item>
                <text:list>
                  <text:list-item>
                    <text:p text:style-name="P13">predicted and measured</text:p>
                  </text:list-item>
                </text:list>
              </text:list-item>
            </text:list>
            <text:list text:style-name="L2">
              <text:list-item>
                <text:p text:style-name="P2">...and estimate derivatives.</text:p>
              </text:list-item>
            </text:list>
            <text:list text:style-name="L2">
              <text:list-item>
                <text:p text:style-name="P2">A <text:span text:style-name="T9">Meq.Solver</text:span> uses these to run an iterative solution</text:p>
              </text:list-item>
            </text:list>
            <text:list text:style-name="L2">
              <text:list-item>
                <text:p text:style-name="P12">A separate solution is run for each tile.</text:p>
              </text:list-item>
            </text:list>
            <text:list text:style-name="L2">
              <text:list-item>
                <text:p text:style-name="P12">The previous tile's solution is used as the starting point for the next til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equest Sequencing</text:p>
          </draw:text-box>
        </draw:frame>
        <draw:frame presentation:style-name="pr2" draw:text-style-name="P1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2">Once we have a solution, we want to <text:span text:style-name="T59">apply</text:span> it to the data to generate, e.g., corrected data, or residuals</text:p>
              </text:list-item>
            </text:list>
            <text:list text:style-name="L2">
              <text:list-item>
                <text:p text:style-name="P12">This means we want to execute two branches in strict sequence:</text:p>
              </text:list-item>
            </text:list>
            <text:list text:style-name="L2">
              <text:list-item>
                <text:list>
                  <text:list-item>
                    <text:p text:style-name="P13">first the Solver bran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n the correct/subtract/etc. branch</text:p>
                  </text:list-item>
                </text:list>
              </text:list-item>
            </text:list>
            <text:list text:style-name="L2">
              <text:list-item>
                <text:p text:style-name="P12">A <text:span text:style-name="T9">Meq.ReqSeq</text:span> executes its two children in sequence, then returns the result of one of the childre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Tree...</text:p>
          </draw:text-box>
        </draw:frame>
        <draw:frame presentation:style-name="pr2" draw:text-style-name="P12" draw:layer="layout" svg:width="23.912cm" svg:height="12.98cm" svg:x="2.058cm" svg:y="5.838cm" presentation:class="outline">
          <draw:text-box>
            <text:list text:style-name="L2">
              <text:list-item>
                <text:p text:style-name="P12">Set Solver options in TDL Exec menu:</text:p>
              </text:list-item>
            </text:list>
            <text:list text:style-name="L2">
              <text:list-item>
                <text:list>
                  <text:list-item>
                    <text:p text:style-name="P13">Convergence threshold: 0.00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ssume balanced equations: false</text:p>
                  </text:list-item>
                </text:list>
              </text:list-item>
            </text:list>
            <text:list text:style-name="L2">
              <text:list-item>
                <text:p text:style-name="P12">Load up all bookmarks, set output column to CORRECTED_DATA, and run “test forest” with a tile size of 100.</text:p>
              </text:list-item>
            </text:list>
            <text:list text:style-name="L2">
              <text:list-item>
                <text:p text:style-name="P12">Observe plots in bookmarks.</text:p>
              </text:list-item>
            </text:list>
            <text:list text:style-name="L2">
              <text:list-item>
                <text:p text:style-name="P12">We should get <text:span text:style-name="T59">I</text:span> fluxes of 5.5~6 Jy and 1.6~1.8 J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1" draw:text-style-name="P1" draw:layer="layout" svg:width="26.5cm" svg:height="3.257cm" svg:x="1cm" svg:y="1.668cm" presentation:class="title" presentation:user-transformed="true">
          <draw:text-box>
            <text:p text:style-name="P1">Solving For Phases</text:p>
          </draw:text-box>
        </draw:frame>
        <draw:frame presentation:style-name="pr2" draw:text-style-name="P1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2">Flux solutions have been written out to a table (<text:span text:style-name="T21">3C343.MS/sources.mep</text:span>)</text:p>
              </text:list-item>
            </text:list>
            <text:list text:style-name="L2">
              <text:list-item>
                <text:p text:style-name="P12">The next time we use the I and Q Meq.Parms in a tree, they will be initialized from this table.</text:p>
              </text:list-item>
            </text:list>
            <text:list text:style-name="L2">
              <text:list-item>
                <text:p text:style-name="P12">So now we can try to solve for gain-phases, while keeping fluxes fixed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4: Solving For Phases</text:p>
          </draw:text-box>
        </draw:frame>
        <draw:frame draw:style-name="gr4" draw:layer="layout" svg:width="24.443cm" svg:height="15.091cm" svg:x="1.809cm" svg:y="5.52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Exercise 4, Continued</text:p>
          </draw:text-box>
        </draw:frame>
        <draw:frame presentation:style-name="pr13" draw:text-style-name="P25" draw:layer="layout" svg:width="23.912cm" svg:height="13.088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24">Set tile size to 1 (i.e. a separate phase solution for every timeslot)</text:span></text:p>
              </text:list-item>
            </text:list>
            <text:list text:style-name="L2">
              <text:list-item>
                <text:p text:style-name="P12"><text:span text:style-name="T24">Adjust some Solver option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4">Convergence threshold: <text:s/>1e-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4">Assume balanced equations: tru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4">Run the tree</text:span></text:p>
              </text:list-item>
            </text:list>
            <text:list text:style-name="L2">
              <text:list-item>
                <text:p text:style-name="P12"><text:span text:style-name="T24">Complete MS would take too long, but you can verify correctness by tracking </text:span><text:span text:style-name="T61"></text:span><text:span text:style-name="T62">2</text:span><text:span text:style-name="T24">, which should get smaller.</text:span></text:p>
              </text:list-item>
            </text:list>
            <text:list text:style-name="L2">
              <text:list-item>
                <text:p text:style-name="P12"><text:span text:style-name="T24">Look also at the residual inspector.</text:span></text:p>
              </text:list-item>
            </text:list>
            <text:list text:style-name="L2">
              <text:list-item>
                <text:p text:style-name="P12"><text:span text:style-name="T24">If you're ambitious, add an “inspector” for phas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1" draw:layer="layout" svg:width="23.912cm" svg:height="3.257cm" svg:x="2.058cm" svg:y="1.668cm" presentation:class="title">
          <draw:text-box>
            <text:p text:style-name="P1">Flagging</text:p>
          </draw:text-box>
        </draw:frame>
        <draw:frame presentation:style-name="pr2" draw:layer="layout" svg:width="23.912cm" svg:height="12.98cm" svg:x="2.058cm" svg:y="5.838cm" presentation:class="outline">
          <draw:text-box>
            <text:list text:style-name="L2">
              <text:list-item>
                <text:p text:style-name="P12">Real data has RFI and stuff, always needs flagging</text:p>
              </text:list-item>
            </text:list>
            <text:list text:style-name="L2">
              <text:list-item>
                <text:p text:style-name="P12">Spigots read flags from the MS, and include them in their Results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list>
                  <text:list-item>
                    <text:p text:style-name="P13">the MS we used had some coarse preliminary flagging done, but it is obviously not su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More Meowing</text:p>
          </draw:text-box>
        </draw:frame>
        <draw:frame presentation:style-name="pr2" draw:text-style-name="P12" draw:layer="layout" svg:width="23.912cm" svg:height="12.98cm" svg:x="2.058cm" svg:y="5.838cm" presentation:class="outline">
          <draw:text-box>
            <text:list text:style-name="L2">
              <text:list-item>
                <text:p text:style-name="P12">Most solve trees look similar, and involve a lot of housekeeping.</text:p>
              </text:list-item>
            </text:list>
            <text:list text:style-name="L2">
              <text:list-item>
                <text:p text:style-name="P12">...which is usually all the same.</text:p>
              </text:list-item>
            </text:list>
            <text:list text:style-name="L2">
              <text:list-item>
                <text:p text:style-name="P12">Sounds like a job for a framework.</text:p>
              </text:list-item>
            </text:list>
            <text:list text:style-name="L2">
              <text:list-item>
                <text:p text:style-name="P12"><text:span text:style-name="T9">Meow.StdTrees</text:span> implements a standard solver tree (among other things)</text:p>
              </text:list-item>
            </text:list>
            <text:list text:style-name="L2">
              <text:list-item>
                <text:p text:style-name="P12">See <text:span text:style-name="T21">ME3/example3-meow343.py</text:span> for a complete exam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<text:span text:style-name="T63">DO</text:span> Try This At Home</text:p>
          </draw:text-box>
        </draw:frame>
        <draw:frame presentation:style-name="pr2" draw:text-style-name="P12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12">We'll try to do a “complete” calibration</text:p>
              </text:list-item>
            </text:list>
            <text:list text:style-name="L2">
              <text:list-item>
                <text:p text:style-name="P12">This is a hefty demo, we don't have enough CPU or RAM for all of you to run it simultaneously </text:p>
              </text:list-item>
            </text:list>
            <text:list text:style-name="L2">
              <text:list-item>
                <text:p text:style-name="P12">I'll run it myself</text:p>
              </text:list-item>
            </text:list>
            <text:list text:style-name="L2">
              <text:list-item>
                <text:p text:style-name="P12">Please load up and study the tree and script, but don't execute anything.</text:p>
              </text:list-item>
            </text:list>
            <text:list text:style-name="L2">
              <text:list-item>
                <text:p text:style-name="P2">You can try running it yourself off-line (as long as you don't do it all together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Using Meow.StdTrees</text:p>
          </draw:text-box>
        </draw:frame>
        <draw:frame presentation:style-name="pr2" draw:text-style-name="P12" draw:layer="layout" svg:width="23.912cm" svg:height="12.98cm" svg:x="2.058cm" svg:y="5.838cm" presentation:class="outline">
          <draw:text-box>
            <text:list text:style-name="L2">
              <text:list-item>
                <text:p text:style-name="P12">We form up a predict tree as before</text:p>
              </text:list-item>
            </text:list>
            <text:list text:style-name="L2">
              <text:list-item>
                <text:p text:style-name="P12">We then create a standard <text:span text:style-name="T9">SolveTree</text:span> based on our predict tree</text:p>
              </text:list-item>
            </text:list>
            <text:list text:style-name="L2">
              <text:list-item>
                <text:p text:style-name="P12">We give it inputs (the spigots), and we get back outputs (the residuals)</text:p>
              </text:list-item>
            </text:list>
            <text:list text:style-name="L2">
              <text:list-item>
                <text:p text:style-name="P12">We correct the residuals</text:p>
              </text:list-item>
            </text:list>
            <text:list text:style-name="L2">
              <text:list-item>
                <text:p text:style-name="P12">...add a few visualizers</text:p>
              </text:list-item>
            </text:list>
            <text:list text:style-name="L2">
              <text:list-item>
                <text:p text:style-name="P12">And feed the residuals to sinks</text:p>
              </text:list-item>
            </text:list>
            <text:list text:style-name="L2">
              <text:list-item>
                <text:p text:style-name="P12">Finally, we define some “solve jobs”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Problem</text:p>
          </draw:text-box>
        </draw:frame>
        <draw:frame presentation:style-name="pr2" draw:text-style-name="P12" draw:layer="layout" svg:width="23.912cm" svg:height="13.978cm" svg:x="2.058cm" svg:y="5.838cm" presentation:class="outline" presentation:user-transformed="true">
          <draw:text-box>
            <text:list text:style-name="L2">
              <text:list-item>
                <text:p text:style-name="P12">The problem: we use something like Meow to form up trees</text:p>
              </text:list-item>
            </text:list>
            <text:list text:style-name="L2">
              <text:list-item>
                <text:p text:style-name="P12">These trees will have Meq.Parm nodes in them somewhere, but we don't know what they're called</text:p>
              </text:list-item>
            </text:list>
            <text:list text:style-name="L2">
              <text:list-item>
                <text:list>
                  <text:list-item>
                    <text:p text:style-name="P13">and we shouldn't know – these are implementation details, and they can change</text:p>
                  </text:list-item>
                </text:list>
              </text:list-item>
            </text:list>
            <text:list text:style-name="L2">
              <text:list-item>
                <text:p text:style-name="P12">...yet we must pass a list of parameters to the solver so that we can solve for them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Solution</text:p>
          </draw:text-box>
        </draw:frame>
        <draw:frame presentation:style-name="pr2" draw:text-style-name="P12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59">node</text:span>.search() searches all subtrees above the designated node, and returns a list of nodes matching some criteria.</text:p>
              </text:list-item>
            </text:list>
            <text:list text:style-name="L2">
              <text:list-item>
                <text:p text:style-name="P12">In this case matching the given <text:span text:style-name="T9">tags</text:span><text:span text:style-name="T64">.</text:span></text:p>
              </text:list-item>
            </text:list>
            <text:list text:style-name="L2">
              <text:list-item>
                <text:p text:style-name="P12"><text:span text:style-name="T64">When Meow creates Meq.Parms, it tags them, following a certain convention</text:span></text:p>
              </text:list-item>
            </text:list>
            <text:list text:style-name="L2">
              <text:list-item>
                <text:p text:style-name="P12"><text:span text:style-name="T64"><text:s/></text:span><text:span text:style-name="T65">predict.search(tags=”flux solvable”)</text:span><text:span text:style-name="T66"> </text:span><text:span text:style-name="T64"><text:line-break/></text:span><text:span text:style-name="T64">then returns all solvables related to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Why Tags Are Good</text:p>
          </draw:text-box>
        </draw:frame>
        <draw:frame presentation:style-name="pr2" draw:text-style-name="P12" draw:layer="layout" svg:width="23.912cm" svg:height="12.98cm" svg:x="2.058cm" svg:y="5.838cm" presentation:class="outline">
          <draw:text-box>
            <text:list text:style-name="L2">
              <text:list-item>
                <text:p text:style-name="P12">At the top level, we don't need to know any details about which Meq.Parms our tree has</text:p>
              </text:list-item>
            </text:list>
            <text:list text:style-name="L2">
              <text:list-item>
                <text:p text:style-name="P12">...we just need to know the tagging convention</text:p>
              </text:list-item>
            </text:list>
            <text:list text:style-name="L2">
              <text:list-item>
                <text:p text:style-name="P12">We then have a generic mechanism for finding “interesting” sets of nodes</text:p>
              </text:list-item>
            </text:list>
            <text:list text:style-name="L2">
              <text:list-item>
                <text:p text:style-name="P12">Useful for other things, too:</text:p>
              </text:list-item>
            </text:list>
            <text:list text:style-name="L2">
              <text:list-item>
                <text:list>
                  <text:list-item>
                    <text:p text:style-name="P13">e.g. generating book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tep 1: Solving For Fluxes (Again) </text:p>
          </draw:text-box>
        </draw:frame>
        <draw:frame presentation:style-name="pr2" draw:text-style-name="P12" draw:layer="layout" svg:width="23.912cm" svg:height="14.488cm" svg:x="2.058cm" svg:y="5.838cm" presentation:class="outline" presentation:user-transformed="true">
          <draw:text-box>
            <text:list text:style-name="L2">
              <text:list-item>
                <text:p text:style-name="P12">Note how the “TDL Exec” menu now has separate sub-menus for different kinds of solutions</text:p>
              </text:list-item>
            </text:list>
            <text:list text:style-name="L2">
              <text:list-item>
                <text:p text:style-name="P12">These are set up by SolveTree.define_solve_job()</text:p>
              </text:list-item>
            </text:list>
            <text:list text:style-name="L2">
              <text:list-item>
                <text:p text:style-name="P12">Each kind of solution can have its own set of solver options, tiling, etc.</text:p>
              </text:list-item>
            </text:list>
            <text:list text:style-name="L2">
              <text:list-item>
                <text:p text:style-name="P12">We now clear out the old solutions, and solve for fluxes anew</text:p>
              </text:list-item>
            </text:list>
            <text:list text:style-name="L2">
              <text:list-item>
                <text:p text:style-name="P12">...over the entire 12 hours (just because we can!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2: Phases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12">Fluxes are underestimated (5.3, 1.6 Jy) because phases are unaligned</text:span></text:p>
              </text:list-item>
            </text:list>
            <text:list text:style-name="L2">
              <text:list-item>
                <text:p text:style-name="P12"><text:span text:style-name="T12">We now solve for phases, using the current flux solution</text:span></text:p>
              </text:list-item>
            </text:list>
            <text:list text:style-name="L2">
              <text:list-item>
                <text:p text:style-name="P12"><text:span text:style-name="T12">We solve with a tile size of 15, while the phase parameters are subtiled with a size of 1. This makes the solution go faster (and more parallel)</text:span></text:p>
              </text:list-item>
            </text:list>
            <text:list text:style-name="L2">
              <text:list-item>
                <text:p text:style-name="P12"><text:span text:style-name="T12">Observe residuals and G inspectors as we go along</text:span></text:p>
              </text:list-item>
            </text:list>
            <text:list text:style-name="L2">
              <text:list-item>
                <text:p text:style-name="P12"><text:span text:style-name="T12">Observe map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3: Fluxes, redux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12">We now repeat the flux solution. This time, the tree will pick up the phase solutions obtained in the previous step.</text:span></text:p>
              </text:list-item>
            </text:list>
            <text:list text:style-name="L2">
              <text:list-item>
                <text:p text:style-name="P12"><text:span text:style-name="T12">Note that at no stage is the </text:span><text:span text:style-name="T67">input</text:span><text:span text:style-name="T12"> data corrected. We don't take the phases “out” of the data, we just put them into the predict model.</text:span></text:p>
              </text:list-item>
            </text:list>
            <text:list text:style-name="L2">
              <text:list-item>
                <text:p text:style-name="P12"><text:span text:style-name="T12">This time we get higher flux solutions.</text:span></text:p>
              </text:list-item>
            </text:list>
            <text:list text:style-name="L2">
              <text:list-item>
                <text:p text:style-name="P12"><text:span text:style-name="T12">Observe map, background is showing up, but there's clear artifacts around our two sourc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4: Gains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12">We can now do a solution for gain-amplitudes, using the current estimates for fluxes and phases.</text:span></text:p>
              </text:list-item>
            </text:list>
            <text:list text:style-name="L2">
              <text:list-item>
                <text:p text:style-name="P12"><text:span text:style-name="T12">Observe G inspector.</text:span></text:p>
              </text:list-item>
            </text:list>
            <text:list text:style-name="L2">
              <text:list-item>
                <text:p text:style-name="P12"><text:span text:style-name="T12">Observe map – the central source is gone, but there's something left at the position of the off-center source.</text:span></text:p>
              </text:list-item>
            </text:list>
            <text:list text:style-name="L2">
              <text:list-item>
                <text:p text:style-name="P12"><text:span text:style-name="T12">Conjecture: the off-center gain varies differently from the on-center gain. Pointing errors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5:<text:line-break/>Differential Gains</text:p>
          </draw:text-box>
        </draw:frame>
        <draw:frame presentation:style-name="pr14" draw:text-style-name="P15" draw:layer="layout" svg:width="24.942cm" svg:height="9.22cm" svg:x="2cm" svg:y="9.5cm" presentation:class="outline" presentation:user-transformed="true">
          <draw:text-box>
            <text:list text:style-name="L2">
              <text:list-item>
                <text:p text:style-name="P12">Start with <text:span text:style-name="T21">ME3/demo4-meeeow343.py</text:span></text:p>
              </text:list-item>
            </text:list>
            <text:list text:style-name="L2">
              <text:list-item>
                <text:p text:style-name="P12"><text:span text:style-name="T22">Add an E-Jones term for off-center (differential) gain</text:span></text:p>
              </text:list-item>
            </text:list>
            <text:list text:style-name="L2">
              <text:list-item>
                <text:p text:style-name="P12"><text:span text:style-name="T22">Solve for G and E amplitudes simultaneously, or for E separately</text:span></text:p>
              </text:list-item>
            </text:list>
            <text:list text:style-name="L2">
              <text:list-item>
                <text:p text:style-name="P12"><text:span text:style-name="T22">Observe the E inspector</text:span></text:p>
              </text:list-item>
            </text:list>
            <text:list text:style-name="L2">
              <text:list-item>
                <text:p text:style-name="P12"><text:span text:style-name="T22">Try to get rid of 3C343 in the residuals</text:span></text:p>
              </text:list-item>
            </text:list>
          </draw:text-box>
        </draw:frame>
        <draw:frame draw:style-name="gr4" draw:layer="layout" svg:width="17.756cm" svg:height="4.607cm" svg:x="5cm" svg:y="5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3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5:<text:line-break/>Differential Gains</text:p>
          </draw:text-box>
        </draw:frame>
        <draw:frame presentation:style-name="pr14" draw:text-style-name="P15" draw:layer="layout" svg:width="24.942cm" svg:height="9.22cm" svg:x="2cm" svg:y="9.5cm" presentation:class="outline" presentation:user-transformed="true">
          <draw:text-box>
            <text:list text:style-name="L2">
              <text:list-item>
                <text:p text:style-name="P12">Refer to <text:span text:style-name="T21">ME3/demo4-meeeow343.py</text:span></text:p>
              </text:list-item>
            </text:list>
            <text:list text:style-name="L2">
              <text:list-item>
                <text:p text:style-name="P12"><text:span text:style-name="T22">We have added an E-Jones term for off-center (differential) gain</text:span></text:p>
              </text:list-item>
            </text:list>
            <text:list text:style-name="L2">
              <text:list-item>
                <text:p text:style-name="P12"><text:span text:style-name="T22">We now solve for G and E amplitudes simultaneously</text:span></text:p>
              </text:list-item>
            </text:list>
            <text:list text:style-name="L2">
              <text:list-item>
                <text:p text:style-name="P12"><text:span text:style-name="T22">Observe the E inspector</text:span></text:p>
              </text:list-item>
            </text:list>
            <text:list text:style-name="L2">
              <text:list-item>
                <text:p text:style-name="P12"><text:span text:style-name="T22">Observe map – 3C343 is almost gone!</text:span></text:p>
              </text:list-item>
            </text:list>
          </draw:text-box>
        </draw:frame>
        <draw:frame draw:style-name="gr4" draw:layer="layout" svg:width="17.756cm" svg:height="4.607cm" svg:x="5cm" svg:y="5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4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Goodbye 3C343...</text:p>
          </draw:text-box>
        </draw:frame>
        <draw:frame presentation:style-name="pr14" draw:text-style-name="P15" draw:layer="layout" svg:width="24.942cm" svg:height="13.171cm" svg:x="2.058cm" svg:y="6cm" presentation:class="outline" presentation:user-transformed="true">
          <draw:text-box>
            <text:list text:style-name="L2">
              <text:list-item>
                <text:p text:style-name="P12">By rerunning our flux and G phase solutions, we can completely eliminate both sources</text:p>
              </text:list-item>
            </text:list>
            <text:list text:style-name="L2">
              <text:list-item>
                <text:p text:style-name="P12"><text:span text:style-name="T22">If we want to really get to the noise, we should add the faint background sources to our model</text:span></text:p>
              </text:list-item>
            </text:list>
            <text:list text:style-name="L2">
              <text:list-item>
                <text:p text:style-name="P12"><text:span text:style-name="T22">This is essentially the “major cycle”</text:span></text:p>
              </text:list-item>
            </text:list>
            <text:list text:style-name="L2">
              <text:list-item>
                <text:p text:style-name="P12"><text:span text:style-name="T22">Sarod has a script for CLEANing an image, and converting the clean components into a mode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5" presentation:class="page"/>
          <draw:frame presentation:style-name="pr3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lightly More <text:line-break/>Exotic Calibration</text:p>
          </draw:text-box>
        </draw:frame>
        <draw:frame presentation:style-name="pr2" draw:text-style-name="P12" draw:layer="layout" svg:width="23.912cm" svg:height="12.98cm" svg:x="2.058cm" svg:y="5.838cm" presentation:class="outline">
          <draw:text-box>
            <text:list text:style-name="L2">
              <text:list-item>
                <text:p text:style-name="P12">In principle anything in the tree can be a solvable parameter</text:p>
              </text:list-item>
            </text:list>
            <text:list text:style-name="L2">
              <text:list-item>
                <text:p text:style-name="P12">...and can be attempted to be solved for (given enough data)</text:p>
              </text:list-item>
            </text:list>
            <text:list text:style-name="L2">
              <text:list-item>
                <text:p text:style-name="P12">Instead of calibrating individual Jones matrix elements, we can make them functions of something else, and calibrate that “something else”</text:p>
              </text:list-item>
            </text:list>
            <text:list text:style-name="L2">
              <text:list-item>
                <text:p text:style-name="P12">E.g., a Minimum Ionospheric Mode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Calibrating The Ionosphere</text:p>
          </draw:text-box>
        </draw:frame>
        <draw:frame presentation:style-name="pr15" draw:text-style-name="P12" draw:layer="layout" svg:width="24.942cm" svg:height="13.001cm" svg:x="2cm" svg:y="5.682cm" presentation:class="outline" presentation:user-transformed="true">
          <draw:text-box>
            <text:list text:style-name="L2">
              <text:list-item>
                <text:p text:style-name="P12">Let's try to calibrate for the simulated ionosphere we produced before</text:p>
              </text:list-item>
            </text:list>
            <text:list text:style-name="L2">
              <text:list-item>
                <text:p text:style-name="P12">We'll pretend we know the source fluxes and positions </text:p>
              </text:list-item>
            </text:list>
            <text:list text:style-name="L2">
              <text:list-item>
                <text:list>
                  <text:list-item>
                    <text:p text:style-name="P13">this what the LOFAR GSM is for...</text:p>
                  </text:list-item>
                </text:list>
              </text:list-item>
            </text:list>
            <text:list text:style-name="L2">
              <text:list-item>
                <text:p text:style-name="P12">We'll pretend we know nothing about the ionosphere, and model it by a flat blanket, with a polynomial TEC distribution</text:p>
              </text:list-item>
            </text:list>
            <text:list text:style-name="L2">
              <text:list-item>
                <text:p text:style-name="P12">We'll then solve for the coefficien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The Gory Details...</text:p>
          </draw:text-box>
        </draw:frame>
        <draw:frame draw:style-name="gr4" draw:layer="layout" svg:width="26.085cm" svg:height="12.236cm" svg:x="1.415cm" svg:y="6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9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First, Simulate...</text:p>
          </draw:text-box>
        </draw:frame>
        <draw:frame presentation:style-name="pr16" draw:text-style-name="P12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2">We'll use a different MS:</text:p>
              </text:list-item>
            </text:list>
            <text:list text:style-name="L2">
              <text:list-item>
                <text:list>
                  <text:list-item>
                    <text:p text:style-name="P13">100-103.1 MHz, 10 kHz chann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ore LOFAResque, and easier to fit phase when it doesn't wrap channel to channel!</text:p>
                  </text:list-item>
                </text:list>
              </text:list-item>
            </text:list>
            <text:list text:style-name="L2">
              <text:list-item>
                <text:p text:style-name="P2">We'll simulate TIDs in <text:span text:style-name="T59">x</text:span> and <text:span text:style-name="T59">y</text:span></text:p>
              </text:list-item>
            </text:list>
            <text:list text:style-name="L2">
              <text:list-item>
                <text:p text:style-name="P12">Starting with zero amplitude at t=0, and gradually increasing</text:p>
              </text:list-item>
            </text:list>
            <text:list text:style-name="L2">
              <text:list-item>
                <text:list>
                  <text:list-item>
                    <text:p text:style-name="P13">This is because we need “phase lock”, which least-squares (usually) struggles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0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Simulation</text:p>
          </draw:text-box>
        </draw:frame>
        <draw:frame presentation:style-name="pr2" draw:text-style-name="P12" draw:layer="layout" svg:width="23.912cm" svg:height="12.98cm" svg:x="2.058cm" svg:y="5.838cm" presentation:class="outline">
          <draw:text-box>
            <text:list text:style-name="L2">
              <text:list-item>
                <text:p text:style-name="P12">You can just copy a pre-fabbed MS from here: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68">cp -a (/net/birch)/data/oms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68">Workshop2007/demo-lofar.MS 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69">(</text:span><text:span text:style-name="T68">/apps/Timba/data</text:span><text:span text:style-name="T69"> on jop0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2">I'll demo the simulation step to show what ionosphere we're putting i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1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Solution</text:p>
          </draw:text-box>
        </draw:frame>
        <draw:frame presentation:style-name="pr2" draw:text-style-name="P12" draw:layer="layout" svg:width="23.912cm" svg:height="13.468cm" svg:x="2.058cm" svg:y="5.838cm" presentation:class="outline" presentation:user-transformed="true">
          <draw:text-box>
            <text:list text:style-name="L2">
              <text:list-item>
                <text:p text:style-name="P12">Load up <text:span text:style-name="T70">ME3/demo5-iono-cal.py</text:span><text:span text:style-name="T70"><text:line-break/></text:span><text:span text:style-name="T71">(use “Load TDL script” or Ctrl+L)</text:span></text:p>
              </text:list-item>
            </text:list>
            <text:list text:style-name="L2">
              <text:list-item>
                <text:p text:style-name="P12">Set the following options:</text:p>
              </text:list-item>
            </text:list>
            <text:list text:style-name="L2">
              <text:list-item>
                <text:list>
                  <text:list-item>
                    <text:p text:style-name="P13">Grid size: 1, step: 5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Ionospheric model: mim_po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ubtract sources in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X/Y: 2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time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Base TEC value: 10</text:p>
                  </text:list-item>
                </text:list>
              </text:list-item>
            </text:list>
            <text:list text:style-name="L2">
              <text:list-item>
                <text:p text:style-name="P2">Compile and run with a tile size of 2, watch the bookmark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Comments On The Tree</text:p>
          </draw:text-box>
        </draw:frame>
        <draw:frame presentation:style-name="pr2" draw:text-style-name="P1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2">Note how the script is extremely similar to the 3C343 script</text:p>
              </text:list-item>
            </text:list>
            <text:list text:style-name="L2">
              <text:list-item>
                <text:list>
                  <text:list-item>
                    <text:p text:style-name="P13">just a different Jones te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at's the power of frameworks</text:p>
                  </text:list-item>
                </text:list>
              </text:list-item>
            </text:list>
            <text:list text:style-name="L2">
              <text:list-item>
                <text:p text:style-name="P12">Details of the MIM are hidden inside mims.py, we could in principle add other models there</text:p>
              </text:list-item>
            </text:list>
            <text:list text:style-name="L2">
              <text:list-item>
                <text:p text:style-name="P12">MIM parameters are found through node.search(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Ionospheres Are Hard...</text:p>
          </draw:text-box>
        </draw:frame>
        <draw:frame presentation:style-name="pr2" draw:text-style-name="P12" draw:layer="layout" svg:width="23.912cm" svg:height="13.128cm" svg:x="2.058cm" svg:y="5.838cm" presentation:class="outline" presentation:user-transformed="true">
          <draw:text-box>
            <text:list text:style-name="L2">
              <text:list-item>
                <text:p text:style-name="P12">This is obviously a hard problem for a least-squares solver</text:p>
              </text:list-item>
            </text:list>
            <text:list text:style-name="L2">
              <text:list-item>
                <text:list>
                  <text:list-item>
                    <text:p text:style-name="P13">and our model is not the b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lthough it fits better if we bump up the polynomial or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ough not always...</text:p>
                  </text:list-item>
                </text:list>
              </text:list-item>
            </text:list>
            <text:list text:style-name="L2">
              <text:list-item>
                <text:p text:style-name="P12">Other approaches needed...</text:p>
              </text:list-item>
            </text:list>
            <text:list text:style-name="L2">
              <text:list-item>
                <text:list>
                  <text:list-item>
                    <text:p text:style-name="P13">orthogonal polynomi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non-parametric models, subspace decomposi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olvers based on Kalman-type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2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oms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2-05T01:40:40</dc:date>
    <meta:print-date>2006-10-16T20:42:10</meta:print-date>
    <dc:language>en-US</dc:language>
    <meta:editing-cycles>103</meta:editing-cycles>
    <meta:editing-duration>P16DT12H39M41S</meta:editing-duration>
    <meta:user-defined meta:name="Info 1"/>
    <meta:user-defined meta:name="Info 2"/>
    <meta:user-defined meta:name="Info 3"/>
    <meta:user-defined meta:name="Info 4"/>
    <meta:document-statistic meta:object-count="24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Start with the previous demo, and add some solvable phase terms.</math:mtext>
            </math:mrow>
          </math:mstyle>
        </math:mrow>
      </math:mtr>
      <math:mtr>
        <math:mrow>
          <math:mstyle math:fontsize="20pt">
            <math:mrow>
              <math:mtext>The following m.e.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 math:fontstyle="italic">p2</math:mi>
                    </math:msub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G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x</math:mi>
                          </math:msub>
                        </math:mrow>
                      </math:msup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y</math:mi>
                          </math:msub>
                        </math:mrow>
                      </math:msup>
                    </math:mtd>
                  </math:mtr>
                </math:mtable>
              </math:mfenced>
            </math:mrow>
          </math:mrow>
        </math:mstyle>
      </math:mtr>
      <math:mtr>
        <math:mrow>
          <math:mstyle math:fontsize="20pt">
            <math:mrow>
              <math:mrow>
                <math:msub>
                  <math:mo math:stretchy="false">φ</math:mo>
                  <math:mi math:fontstyle="italic">px</math:mi>
                </math:msub>
                <math:mi>,</math:mi>
                <math:msub>
                  <math:mo math:stretchy="false">φ</math:mo>
                  <math:mi math:fontstyle="italic">py</math:mi>
                </math:msub>
                <math:mtext> are solvable Meq.Parms of 0-order (i.e. non-polc),</math:mtext>
              </math:mrow>
            </math:mrow>
          </math:mstyle>
        </math:mrow>
      </math:mtr>
      <math:mtr>
        <math:mstyle math:fontsize="20pt">
          <math:mrow>
            <math:mtext>(use 0 for a starting value)</math:mtext>
          </math:mrow>
        </math:mstyle>
      </math:mtr>
      <math:mtr>
        <math:mrow>
          <math:mstyle math:fontsize="20pt">
            <math:mrow>
              <math:mtext>The following correction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corr)</math:mtext>
                </math:msubsup>
                <math:mo math:stretchy="false">=</math:mo>
                <math:msubsup>
                  <math:mstyle math:fontweight="bold">
                    <math:mrow>
                      <math:mi>G</math:mi>
                    </math:mrow>
                  </math:mstyle>
                  <math:mi>p</math:mi>
                  <math:mrow>
                    <math:mo math:stretchy="false">−</math:mo>
                    <math:mn>1</math:mn>
                  </math:mrow>
                </math:msubsup>
              </math:mrow>
              <math:mrow>
                <math:mo math:stretchy="false">(</math:mo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obs)</math:mtext>
                  </math:msubsup>
                  <math:mo math:stretchy="false">−</math:mo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predict)</math:mtext>
                  </math:msubsup>
                </math:mrow>
                <math:mo math:stretchy="false">)</math:mo>
              </math:mrow>
              <math:msup>
                <math:mrow>
                  <math:mo math:stretchy="false">(</math:mo>
                  <math:msubsup>
                    <math:mstyle math:fontweight="bold">
                      <math:mrow>
                        <math:mi>G</math:mi>
                      </math:mrow>
                    </math:mstyle>
                    <math:mi>q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alignl size 20 {"Start with the previous demo, and add some solvable phase terms." } newline
alignl size 20 {"The following m.e. should be implemented: "} newline
size 24 { {bold V}^{"(predict)"}_pq = {bold G}_p ( {bold K}_p1{bold B}_1{bold K}^%dagger_q1 + {bold K}_p2{bold B}_2{bold K}^%dagger_q2 ) {bold G}^%dagger_q } newline
size 24 { {bold G}_p = left ( matrix{ e^{i%phi_px} # 0 ## 0 # e^{i%phi_py} } right ) } newline
alignl size 20 { %phi_px,%phi_py " are solvable Meq.Parms of 0-order (i.e. non-polc)," } newline
size 20 { "(use 0 for a starting value)" } newline
alignl size 20 {"The following correction should be implemented: "} newline
size 24 { {bold V}^{"(corr)"}_pq = {bold G}^{-1}_p ({bold V}^{"(obs)"}_pq - {bold V}^{"(predict)"}_pq) ({bold G}^{-1}_q)^%dagger }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Let's implement this m.e.: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2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</math:mtable>
    <math:annotation math:encoding="StarMath 5.0">alignl size 20 {"Let's implement this m.e.:" } newline
size 24 { {bold V}^{"(predict)"}_pq = {bold G}_p ( {bold K}_p1{bold B}_1{bold K}^%dagger_q1 + {bold E}_p{bold K}_p2{bold B}_2{bold K}^%dagger_q2{bold E}^%dagger_q ) {bold G}^%dagger_q } newlin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is is the m.e. we end up with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1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1</math:mn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 math:fontstyle="italic">q1</math:mi>
                  <math:mo math:stretchy="false">†</math:mo>
                </math:msubsup>
                <math:mo math:stretchy="false">+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2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2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2</math:mi>
                <math:mo math:stretchy="false">†</math:mo>
              </math:msubsup>
              <math:mi>;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+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ub>
                <math:mi>I</math:mi>
                <math:mi>s</math:mi>
              </math:msub>
              <math:mi>,</math:mi>
              <math:mrow>
                <math:msub>
                  <math:mi>Q</math:mi>
                  <math:mi>s</math:mi>
                </math:msub>
                <math:mo math:stretchy="false">=</math:mo>
                <math:mrow>
                  <math:munder>
                    <math:mo math:stretchy="false">∑</math:mo>
                    <math:mi>k</math:mi>
                  </math:munder>
                  <math:msub>
                    <math:mi>c</math:mi>
                    <math:mi>k</math:mi>
                  </math:msub>
                </math:mrow>
              </math:mrow>
              <math:msup>
                <math:mo math:stretchy="false">ν</math:mo>
                <math:mi>k</math:mi>
              </math:msup>
            </math:mrow>
          </math:mrow>
        </math:mstyle>
      </math:mtr>
    </math:mtable>
    <math:annotation math:encoding="StarMath 5.0">size 24 {"This is the m.e. we end up with:" } newline
size 24 { {bold V}_pq = {bold K}_p1{bold B}_1{bold K}^%dagger_q1 + {bold K}_p2{bold B}_2{bold K}^%dagger_q2; ~~~ {bold B}_s = left ( matrix{I_s+Q_s # 0 ## 0 # I_s-Q_s } right ) } newline
size 24 { I_s,Q_s = sum csub k c_k %nu^k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 math:fontstyle="italic">MIM</math:mi>
          <math:mrow>
            <math:mrow>
              <math:mo math:stretchy="false">(</math:mo>
              <math:mrow>
                <math:mi>t</math:mi>
                <math:mi>;</math:mi>
                <math:mi math:fontstyle="italic">xy</math:mi>
              </math:mrow>
              <math:mo math:stretchy="false">)</math:mo>
            </math:mrow>
            <math:mo math:stretchy="false">=</math:mo>
            <math:mrow>
              <math:munder>
                <math:mo math:stretchy="false">∑</math:mo>
                <math:mrow>
                  <math:mi>k</math:mi>
                  <math:mi>,</math:mi>
                  <math:mi>l</math:mi>
                </math:mrow>
              </math:munder>
              <math:msub>
                <math:mi>c</math:mi>
                <math:mi math:fontstyle="italic">kl</math:mi>
              </math:msub>
            </math:mrow>
          </math:mrow>
          <math:mrow>
            <math:mo math:stretchy="false">(</math:mo>
            <math:mi>t</math:mi>
            <math:mo math:stretchy="false">)</math:mo>
          </math:mrow>
          <math:msup>
            <math:mi>x</math:mi>
            <math:mi>k</math:mi>
          </math:msup>
          <math:msup>
            <math:mi>y</math:mi>
            <math:mi>l</math:mi>
          </math:msup>
        </math:mrow>
      </math:mrow>
    </math:mstyle>
    <math:annotation math:encoding="StarMath 5.0">size 24 { MIM(t;xy) = sum csub {k,l} c_kl(t)x^k y^l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Let's implement this m.e.: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2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</math:mtable>
    <math:annotation math:encoding="StarMath 5.0">alignl size 20 {"Let's implement this m.e.:" } newline
size 24 { {bold V}^{"(predict)"}_pq = {bold G}_p ( {bold K}_p1{bold B}_1{bold K}^%dagger_q1 + {bold E}_p{bold K}_p2{bold B}_2{bold K}^%dagger_q2{bold E}^%dagger_q ) {bold G}^%dagger_q } newline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From this we can estimate: </math:mtext>
          </math:mrow>
        </math:mstyle>
      </math:mtr>
      <math:mtr>
        <math:mstyle math:fontsize="24pt">
          <math:mrow>
            <math:mrow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a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a</math:mi>
                            <math:mo math:stretchy="false">+</math:mo>
                            <math:mo math:stretchy="false">δ</math:mo>
                          </math:mrow>
                          <math:mi>a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a</math:mi>
                      <math:mo math:stretchy="false">)</math:mo>
                    </math:mrow>
                  </math:mrow>
                  <math:mrow>
                    <math:mo math:stretchy="false">δ</math:mo>
                    <math:mi>a</math:mi>
                  </math:mrow>
                </math:mfrac>
              </math:mrow>
              <math:mi>,</math:mi>
              <math:mi/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b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b</math:mi>
                            <math:mo math:stretchy="false">+</math:mo>
                            <math:mo math:stretchy="false">δ</math:mo>
                          </math:mrow>
                          <math:mi>b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b</math:mi>
                      <math:mo math:stretchy="false">)</math:mo>
                    </math:mrow>
                  </math:mrow>
                  <math:mrow>
                    <math:mo math:stretchy="false">δ</math:mo>
                    <math:mi>b</math:mi>
                  </math:mrow>
                </math:mfrac>
              </math:mrow>
            </math:mrow>
          </math:mrow>
        </math:mstyle>
      </math:mtr>
      <math:mtr>
        <math:mstyle math:fontsize="24pt">
          <math:mrow>
            <math:mrow>
              <math:mtext>And then try to minimize or maximize </math:mtext>
              <math:mi math:fontstyle="italic">m...</math:mi>
            </math:mrow>
          </math:mrow>
        </math:mstyle>
      </math:mtr>
      <math:mtr>
        <math:mstyle math:fontsize="24pt">
          <math:mrow>
            <math:mtext>(Which even a salmon can do.)</math:mtext>
          </math:mrow>
        </math:mstyle>
      </math:mtr>
    </math:mtable>
    <math:annotation math:encoding="StarMath 5.0">size 24 { "From this we can estimate: " } newline
size 24 { {%deriv m} over {%deriv a} approx {m(a+%delta a)-m(a)} over {%delta a}, ~~ {%deriv m} over {%deriv b} approx {m(b+%delta b)-m(b)} over {%delta b}} newline
size 24 { "And then try to minimize or maximize " m... } newline
size 24 { "(Which even a salmon can do.)" } newline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